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16" officeooo:paragraph-rsid="001ff0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1.11.24. POS tagging과 arg 설정</text:p>
      <text:p text:style-name="Standard"/>
      <text:p text:style-name="Standard"/>
      <text:p text:style-name="Standard">(1) POS 태깅 진행</text:p>
      <text:p text:style-name="Standard">NLTK의 Stanford POS tagger 파이썬 모듈을 활용(원래 java jar 파일로 되어있음)하려 했으나, 한 문장 당 100개 이상의 토큰이 들어갈 경우 메모리 초과가 발생하였다.</text:p>
      <text:p text:style-name="Standard">NLTK의 default POS tagger을 활용하였다.</text:p>
      <text:p text:style-name="Standard"/>
      <text:p text:style-name="Standard">논문에서 SC에 활용한 CA, EU, ES 세 언어의 dictionary의 영어 토큰을 모두 추출하였다. 약 14만개의 어휘가 추출되었다.</text:p>
      <text:p text:style-name="Standard">모든 토큰에 대해 POS tagging을 진행하고, 편의를 위해 동사류는 V, 형용사류는 ADJ, 부사류는 ADV로 통일하였다.</text:p>
      <text:p text:style-name="Standard">결과적으로 POSSORTED.out 파일을 제작하였다.</text:p>
      <text:p text:style-name="Standard"/>
      <text:p text:style-name="Standard">(2) CoSDA-ML 코드 변형</text:p>
      <text:p text:style-name="Standard">arg로 POSSORTED.out을 주었고, 이를 CoSDA-ML의 DataSetTool 내부에서 dictionary로 불러오는 코드를 추가하였다.</text:p>
      <text:p text:style-name="Standard"/>
      <text:p text:style-name="Standard">(3) 그 다음은..</text:p>
      <text:p text:style-name="Standard">실제 토큰 교체 파트를 건드릴 차례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22:16:43.818349610</meta:creation-date>
    <dc:date>2021-11-24T22:17:47.222503139</dc:date>
    <meta:editing-duration>PT1M3S</meta:editing-duration>
    <meta:editing-cycles>1</meta:editing-cycles>
    <meta:document-statistic meta:table-count="0" meta:image-count="0" meta:object-count="0" meta:page-count="1" meta:paragraph-count="11" meta:word-count="248" meta:character-count="492" meta:non-whitespace-character-count="406"/>
    <meta:generator>LibreOffice/6.4.7.2$Linux_X86_64 LibreOffice_project/40$Build-2</meta:generator>
  </office:meta>
</office:document-meta>
</file>